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ubroup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float" office:value="2013" calcext:value-type="float">
            <text:p>201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PhD in 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1998" calcext:value-type="float">
            <text:p>1998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Architect</text:p>
          </table:table-cell>
          <table:table-cell/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j</text:p>
          </table:table-cell>
          <table:table-cell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Lecturer at Universidad San Jorge</text:p>
          </table:table-cell>
          <table:table-cell/>
          <table:table-cell office:value-type="string" calcext:value-type="string">
            <text:p>academic</text:p>
          </table:table-cell>
          <table:table-cell office:value-type="string" calcext:value-type="string">
            <text:p>tea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a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Research Associate at TURBA</text:p>
          </table:table-cell>
          <table:table-cell/>
          <table:table-cell office:value-type="string" calcext:value-type="string">
            <text:p>academic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PI at Zaragoza Accesible</text:p>
          </table:table-cell>
          <table:table-cell/>
          <table:table-cell office:value-type="string" calcext:value-type="string">
            <text:p>academic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Carlos Cámara Menoyo</meta:initial-creator>
    <meta:creation-date>2020-02-15T22:53:56.088183650</meta:creation-date>
    <dc:date>2020-02-15T22:58:57.349434716</dc:date>
    <dc:creator>Carlos Cámara Menoyo</dc:creator>
    <meta:editing-duration>PT5M2S</meta:editing-duration>
    <meta:editing-cycles>1</meta:editing-cycles>
    <meta:document-statistic meta:table-count="1" meta:cell-count="37" meta:object-count="0"/>
    <meta:generator>LibreOffice/6.3.4.2$Linux_X86_64 LibreOffice_project/30$Build-2</meta:generator>
  </office:meta>
</office:document-meta>
</file>